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582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926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Rutina_id</text:p>
          </table:table-cell>
          <table:table-cell office:value-type="string" table:style-name="ce1">
            <text:p>typ_rutiny_id</text:p>
          </table:table-cell>
          <table:table-cell table:number-columns-repeated="2" table:style-name="ce1"/>
          <table:table-cell office:value-type="string" table:style-name="ce1">
            <text:p>Datum<text:s/></text:p>
          </table:table-cell>
          <table:table-cell office:value-type="string" table:style-name="ce1">
            <text:p>Rutina_id</text:p>
          </table:table-cell>
          <table:table-cell table:number-columns-repeated="2" table:style-name="ce1"/>
          <table:table-cell office:value-type="string" table:style-name="ce1">
            <text:p>Zacatek</text:p>
          </table:table-cell>
          <table:table-cell office:value-type="string" table:style-name="ce1">
            <text:p>Konec</text:p>
          </table:table-cell>
          <table:table-cell office:value-type="string" table:style-name="ce1">
            <text:p>Rutina_id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ut</text:p>
          </table:table-cell>
          <table:table-cell office:value-type="string" table:style-name="ce1">
            <text:p>st</text:p>
          </table:table-cell>
          <table:table-cell office:value-type="string" table:style-name="ce1">
            <text:p>ct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so</text:p>
          </table:table-cell>
          <table:table-cell office:value-type="string" table:style-name="ce1">
            <text:p>ne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date" office:date-value="2020-01-01T00:00:00" table:style-name="ce2">
            <text:p>01.01.202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date" office:date-value="2020-01-01T00:00:00" table:style-name="ce2">
            <text:p>01.01.2020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6"/>
        </table:table-row>
        <table:table-row table:style-name="ro1">
          <table:table-cell table:number-columns-repeated="4" table:style-name="ce1"/>
          <table:table-cell office:value-type="date" office:date-value="2020-01-02T00:00:00" table:style-name="ce2">
            <text:p>02.01.2020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 table:number-columns-repeated="4" table:style-name="ce1"/>
          <table:table-cell office:value-type="date" office:date-value="2020-01-03T00:00:00" table:style-name="ce2">
            <text:p>03.01.202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date" office:date-value="2020-01-04T00:00:00" table:style-name="ce2">
            <text:p>04.01.2020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Kymbat</meta:initial-creator>
    <dc:creator>Kymbat</dc:creator>
    <meta:creation-date>2021-02-01T17:11:44Z</meta:creation-date>
    <dc:date>2021-02-01T17:25:32Z</dc:date>
  </office:meta>
</office:document-meta>
</file>